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style:font-name="Caladea" fo:font-size="16pt" fo:font-weight="bold" officeooo:rsid="00178179" officeooo:paragraph-rsid="0014f264" style:font-size-asian="16pt" style:font-weight-asian="bold" style:font-size-complex="16pt" style:font-weight-complex="bold"/>
    </style:style>
    <style:style style:name="P2" style:family="paragraph" style:parent-style-name="Heading_20_4">
      <style:text-properties style:font-name="Caladea"/>
    </style:style>
    <style:style style:name="P3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/>
      <style:text-properties style:font-name="Caladea" fo:font-size="12pt" fo:font-weight="normal" officeooo:rsid="001b1706" officeooo:paragraph-rsid="001b1706" style:font-size-asian="10.5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/>
      <style:text-properties style:font-name="Caladea" fo:font-size="12pt" fo:font-weight="normal" officeooo:rsid="001b1706" officeooo:paragraph-rsid="001b1706" style:font-size-asian="10.5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aladea" fo:font-size="12pt" fo:font-weight="normal" officeooo:rsid="001b1706" officeooo:paragraph-rsid="001b1706" style:font-size-asian="10.5pt" style:font-weight-asian="normal" style:font-size-complex="12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Caladea" fo:font-size="12pt" fo:font-weight="normal" officeooo:rsid="002e9e0a" officeooo:paragraph-rsid="002e9e0a" style:font-size-asian="10.5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Caladea" fo:font-size="12pt" fo:font-weight="normal" officeooo:rsid="002e9e0a" officeooo:paragraph-rsid="002e9e0a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Caladea" fo:font-size="12pt" fo:font-weight="normal" officeooo:rsid="002e9e0a" officeooo:paragraph-rsid="003248c3" style:font-size-asian="10.5pt" style:font-weight-asian="normal" style:font-size-complex="12pt" style:font-weight-complex="normal"/>
    </style:style>
    <style:style style:name="P9" style:family="paragraph" style:parent-style-name="Preformatted_20_Text" style:master-page-name="">
      <loext:graphic-properties draw:fill="none"/>
      <style:paragraph-properties fo:margin-left="1.101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1.111cm"/>
        </style:tab-stops>
      </style:paragraph-properties>
      <style:text-properties style:font-name="Caladea" fo:font-size="12pt" fo:font-weight="normal" officeooo:rsid="0029e88f" officeooo:paragraph-rsid="0029e88f" style:font-size-asian="12pt" style:font-weight-asian="normal" style:font-size-complex="12pt" style:font-weight-complex="normal"/>
    </style:style>
    <style:style style:name="P10" style:family="paragraph" style:parent-style-name="Preformatted_20_Text">
      <loext:graphic-properties draw:fill="none"/>
      <style:paragraph-properties fo:margin-left="1.101cm" fo:margin-right="0cm" fo:margin-top="0cm" fo:margin-bottom="0cm" style:contextual-spacing="false" fo:text-indent="0cm" style:auto-text-indent="false" fo:background-color="transparent">
        <style:tab-stops>
          <style:tab-stop style:position="1.111cm"/>
        </style:tab-stops>
      </style:paragraph-properties>
      <style:text-properties style:font-name="Caladea" fo:font-size="12pt" fo:font-weight="normal" officeooo:rsid="0029e88f" officeooo:paragraph-rsid="0029e88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adea" fo:font-size="12pt" fo:font-weight="bold" officeooo:rsid="001b047a" officeooo:paragraph-rsid="001b047a" style:font-size-asian="10.5pt" style:font-weight-asian="bold" style:font-size-complex="12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.3cm" fo:margin-right="0cm" fo:text-align="start" style:justify-single-word="false" fo:text-indent="0cm" style:auto-text-indent="false" style:page-number="auto" fo:background-color="transparent"/>
      <style:text-properties style:font-name="Caladea" fo:font-size="12pt" fo:font-weight="bold" officeooo:rsid="001b1706" officeooo:paragraph-rsid="001b1706" style:font-size-asian="10.5pt" style:font-weight-asian="bold" style:font-size-complex="12pt" style:font-weight-complex="bold"/>
    </style:style>
    <style:style style:name="P13" style:family="paragraph" style:parent-style-name="Text_20_body">
      <style:text-properties style:font-name="Caladea"/>
    </style:style>
    <style:style style:name="P14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>
        <style:tab-stops>
          <style:tab-stop style:position="1.111cm"/>
        </style:tab-stops>
      </style:paragraph-properties>
      <style:text-properties style:font-name="Caladea" fo:font-size="10pt" fo:font-weight="normal" officeooo:rsid="0029e88f" officeooo:paragraph-rsid="0029e88f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Caladea" fo:font-size="10pt" fo:font-weight="normal" officeooo:rsid="0029e88f" officeooo:paragraph-rsid="002ad1df" style:font-size-asian="10pt" style:font-weight-asian="normal" style:font-size-complex="10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Caladea"/>
    </style:style>
    <style:style style:name="P17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style:font-name="Caladea" fo:font-weight="bold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style:font-name="Caladea" fo:font-weight="bold" officeooo:paragraph-rsid="001cd3d6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style:font-name="Caladea" fo:font-weight="bold" officeooo:paragraph-rsid="00285751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style:font-name="Caladea" fo:font-weight="bold" officeooo:paragraph-rsid="002ad1df" style:font-weight-asian="bold" style:font-weight-complex="bold"/>
    </style:style>
    <style:style style:name="P21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style:font-name="Caladea" fo:font-weight="bold" officeooo:paragraph-rsid="002e9e0a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style:font-name="Caladea" fo:font-weight="bold" officeooo:paragraph-rsid="002e9e0a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style:font-name="Caladea" fo:font-weight="bold" officeooo:paragraph-rsid="003248c3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Caladea" fo:font-weight="normal" officeooo:rsid="001ca040" officeooo:paragraph-rsid="001ca040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Caladea" fo:font-weight="normal" officeooo:rsid="001ca040" officeooo:paragraph-rsid="001ca040" style:font-weight-asian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Caladea" fo:font-weight="normal" officeooo:rsid="001cd3d6" officeooo:paragraph-rsid="001cd3d6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Caladea" fo:font-weight="normal" officeooo:rsid="001cd3d6" officeooo:paragraph-rsid="001cd3d6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Caladea" fo:font-weight="normal" officeooo:rsid="001cd3d6" officeooo:paragraph-rsid="00285751" style:font-weight-asian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Caladea" fo:font-weight="normal" officeooo:rsid="00285751" officeooo:paragraph-rsid="00285751" style:font-weight-asian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Caladea" fo:font-weight="normal" officeooo:rsid="002ad1df" officeooo:paragraph-rsid="002ad1df" style:font-weight-asian="normal" style:font-weight-complex="normal"/>
    </style:style>
    <style:style style:name="P31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/>
    </style:style>
    <style:style style:name="P32" style:family="paragraph" style:parent-style-name="Preformatted_20_Text" style:master-page-name="">
      <loext:graphic-properties draw:fill="none"/>
      <style:paragraph-properties fo:margin-left="1.6cm" fo:margin-right="0cm" fo:margin-top="0cm" fo:margin-bottom="0cm" style:contextual-spacing="false" fo:text-indent="0cm" style:auto-text-indent="false" style:page-number="auto" fo:background-color="transparent"/>
    </style:style>
    <style:style style:name="P33" style:family="paragraph" style:parent-style-name="Preformatted_20_Text" style:master-page-name="">
      <loext:graphic-properties draw:fill="none"/>
      <style:paragraph-properties fo:margin-left="1.6cm" fo:margin-right="0cm" fo:margin-top="0cm" fo:margin-bottom="0cm" style:contextual-spacing="false" fo:text-indent="0cm" style:auto-text-indent="false" style:page-number="auto" fo:background-color="transparent"/>
      <style:text-properties fo:font-size="10pt" style:font-size-asian="10pt" style:font-size-complex="10pt"/>
    </style:style>
    <style:style style:name="P34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/>
      <style:text-properties fo:font-size="10pt" style:font-size-asian="10pt" style:font-size-complex="10pt"/>
    </style:style>
    <style:style style:name="P35" style:family="paragraph" style:parent-style-name="Preformatted_20_Text">
      <loext:graphic-properties draw:fill="none"/>
      <style:paragraph-properties fo:margin-left="1.101cm" fo:margin-right="0cm" fo:margin-top="0cm" fo:margin-bottom="0cm" style:contextual-spacing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0pt" officeooo:rsid="001b1706" officeooo:paragraph-rsid="001b1706" style:font-size-asian="10pt" style:font-size-complex="10pt"/>
    </style:style>
    <style:style style:name="P36" style:family="paragraph" style:parent-style-name="Preformatted_20_Text" style:master-page-name="">
      <loext:graphic-properties draw:fill="none"/>
      <style:paragraph-properties fo:margin-left="1.6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1.111cm"/>
        </style:tab-stops>
      </style:paragraph-properties>
      <style:text-properties fo:font-size="10pt" officeooo:rsid="001c864e" officeooo:paragraph-rsid="001c864e" style:font-size-asian="10pt" style:font-size-complex="10pt"/>
    </style:style>
    <style:style style:name="P37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0pt" officeooo:rsid="001c864e" officeooo:paragraph-rsid="001c864e" style:font-size-asian="10pt" style:font-size-complex="10pt"/>
    </style:style>
    <style:style style:name="P38" style:family="paragraph" style:parent-style-name="Preformatted_20_Text" style:master-page-name="">
      <loext:graphic-properties draw:fill="none"/>
      <style:paragraph-properties fo:margin-left="1.6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1.111cm"/>
        </style:tab-stops>
      </style:paragraph-properties>
      <style:text-properties fo:font-size="10pt" officeooo:rsid="001c864e" officeooo:paragraph-rsid="001ca040" style:font-size-asian="10pt" style:font-size-complex="10pt"/>
    </style:style>
    <style:style style:name="P39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0pt" officeooo:rsid="001c864e" officeooo:paragraph-rsid="001ca040" style:font-size-asian="10pt" style:font-size-complex="10pt"/>
    </style:style>
    <style:style style:name="P40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0pt" officeooo:rsid="001c864e" officeooo:paragraph-rsid="001cd3d6" style:font-size-asian="10pt" style:font-size-complex="10pt"/>
    </style:style>
    <style:style style:name="P41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0pt" officeooo:rsid="001c864e" officeooo:paragraph-rsid="00285751" style:font-size-asian="10pt" style:font-size-complex="10pt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pt" officeooo:rsid="001c864e" officeooo:paragraph-rsid="001cd3d6" style:font-size-asian="10pt" style:font-size-complex="10pt"/>
    </style:style>
    <style:style style:name="P4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pt" officeooo:rsid="001c864e" officeooo:paragraph-rsid="00285751" style:font-size-asian="10pt" style:font-size-complex="10pt"/>
    </style:style>
    <style:style style:name="P44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0pt" officeooo:rsid="001cd3d6" officeooo:paragraph-rsid="001cd3d6" style:font-size-asian="10pt" style:font-size-complex="10pt"/>
    </style:style>
    <style:style style:name="P45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0pt" officeooo:rsid="001cd3d6" officeooo:paragraph-rsid="00285751" style:font-size-asian="10pt" style:font-size-complex="10pt"/>
    </style:style>
    <style:style style:name="P46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0pt" officeooo:rsid="0029d1f3" officeooo:paragraph-rsid="0029d1f3" style:font-size-asian="10pt" style:font-size-complex="10pt"/>
    </style:style>
    <style:style style:name="P47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0pt" officeooo:rsid="0029e88f" officeooo:paragraph-rsid="0029e88f" style:font-size-asian="10pt" style:font-size-complex="10pt"/>
    </style:style>
    <style:style style:name="P48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0pt" fo:font-weight="normal" officeooo:rsid="001c864e" officeooo:paragraph-rsid="001ca040" style:font-size-asian="10pt" style:font-weight-asian="normal" style:font-size-complex="10pt" style:font-weight-complex="normal"/>
    </style:style>
    <style:style style:name="P49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0pt" fo:font-weight="normal" officeooo:rsid="001c864e" officeooo:paragraph-rsid="001cd3d6" style:font-size-asian="10pt" style:font-weight-asian="normal" style:font-size-complex="10pt" style:font-weight-complex="normal"/>
    </style:style>
    <style:style style:name="P50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0pt" fo:font-weight="normal" officeooo:rsid="001c864e" officeooo:paragraph-rsid="00285751" style:font-size-asian="10pt" style:font-weight-asian="normal" style:font-size-complex="10pt" style:font-weight-complex="normal"/>
    </style:style>
    <style:style style:name="P51" style:family="paragraph" style:parent-style-name="Preformatted_20_Text">
      <loext:graphic-properties draw:fill="none"/>
      <style:paragraph-properties fo:margin-left="1.101cm" fo:margin-right="0cm" fo:margin-top="0cm" fo:margin-bottom="0cm" style:contextual-spacing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0pt" fo:font-weight="normal" officeooo:rsid="0029e88f" officeooo:paragraph-rsid="0029e88f" style:font-size-asian="10pt" style:font-weight-asian="normal" style:font-size-complex="10pt" style:font-weight-complex="normal"/>
    </style:style>
    <style:style style:name="P52" style:family="paragraph" style:parent-style-name="Preformatted_20_Text" style:master-page-name="">
      <loext:graphic-properties draw:fill="none"/>
      <style:paragraph-properties fo:margin-left="1.6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1.111cm"/>
        </style:tab-stops>
      </style:paragraph-properties>
      <style:text-properties fo:font-size="10pt" fo:font-weight="normal" officeooo:rsid="0029e88f" officeooo:paragraph-rsid="0029e88f" style:font-size-asian="10pt" style:font-weight-asian="normal" style:font-size-complex="10pt" style:font-weight-complex="normal"/>
    </style:style>
    <style:style style:name="P53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0pt" fo:font-weight="normal" officeooo:rsid="0029e88f" officeooo:paragraph-rsid="0029e88f" style:font-size-asian="10pt" style:font-weight-asian="normal" style:font-size-complex="10pt" style:font-weight-complex="normal"/>
    </style:style>
    <style:style style:name="P54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/>
      <style:text-properties officeooo:paragraph-rsid="001cd3d6"/>
    </style:style>
    <style:style style:name="P55" style:family="paragraph" style:parent-style-name="Preformatted_20_Text" style:master-page-name="">
      <loext:graphic-properties draw:fill="none"/>
      <style:paragraph-properties fo:margin-left="1.6cm" fo:margin-right="0cm" fo:margin-top="0cm" fo:margin-bottom="0cm" style:contextual-spacing="false" fo:text-indent="0cm" style:auto-text-indent="false" style:page-number="auto" fo:background-color="transparent"/>
      <style:text-properties officeooo:rsid="0029d1f3" officeooo:paragraph-rsid="0029d1f3"/>
    </style:style>
    <style:style style:name="P5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1ca040" officeooo:paragraph-rsid="001ca040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fo:font-weight="normal" officeooo:rsid="001ca040" officeooo:paragraph-rsid="001cd3d6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fo:font-weight="normal" officeooo:rsid="001ca040" officeooo:paragraph-rsid="00285751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fo:font-weight="normal" officeooo:rsid="001cd3d6" officeooo:paragraph-rsid="001cd3d6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fo:font-weight="normal" officeooo:rsid="001cd3d6" officeooo:paragraph-rsid="00285751" style:font-weight-asian="normal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</style:style>
    <style:style style:name="P62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</style:style>
    <style:style style:name="P63" style:family="paragraph" style:parent-style-name="Preformatted_20_Text" style:master-page-name="">
      <loext:graphic-properties draw:fill="none"/>
      <style:paragraph-properties fo:margin-left="1.6cm" fo:margin-right="0cm" fo:margin-top="0cm" fo:margin-bottom="0cm" style:contextual-spacing="false" fo:text-indent="0cm" style:auto-text-indent="false" style:page-number="auto" fo:background-color="transparent"/>
      <style:text-properties officeooo:paragraph-rsid="003248c3"/>
    </style:style>
    <style:style style:name="P64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/>
      <style:text-properties officeooo:paragraph-rsid="003248c3"/>
    </style:style>
    <style:style style:name="P65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/>
      <style:text-properties officeooo:paragraph-rsid="003248c3"/>
    </style:style>
    <style:style style:name="P66" style:family="paragraph" style:parent-style-name="Preformatted_20_Text">
      <loext:graphic-properties draw:fill="none"/>
      <style:paragraph-properties fo:margin-left="1.6cm" fo:margin-right="0cm" fo:margin-top="0cm" fo:margin-bottom="0cm" style:contextual-spacing="false" fo:text-indent="0cm" style:auto-text-indent="false" fo:background-color="transparent"/>
      <style:text-properties officeooo:rsid="003738ae" officeooo:paragraph-rsid="003738ae"/>
    </style:style>
    <style:style style:name="P67" style:family="paragraph" style:parent-style-name="Standard" style:list-style-name="L2">
      <loext:graphic-properties draw:fill="none"/>
      <style:paragraph-properties fo:background-color="transparent"/>
      <style:text-properties style:font-name="Caladea" fo:font-weight="normal" officeooo:rsid="002ad1df" officeooo:paragraph-rsid="002ad1df" style:font-weight-asian="normal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Caladea" fo:font-size="12pt" fo:font-weight="normal" officeooo:rsid="003738ae" officeooo:paragraph-rsid="003738ae" style:font-size-asian="10.5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Caladea" fo:font-size="12pt" fo:font-weight="normal" officeooo:rsid="003738ae" officeooo:paragraph-rsid="003738ae" style:font-size-asian="10.5pt" style:font-weight-asian="normal" style:font-size-complex="12pt" style:font-weight-complex="normal"/>
    </style:style>
    <style:style style:name="P70" style:family="paragraph" style:parent-style-name="Text_20_body" style:list-style-name="L1"/>
    <style:style style:name="P7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style:font-name="Caladea"/>
    </style:style>
    <style:style style:name="T2" style:family="text">
      <style:text-properties style:font-name="Caladea" fo:font-weight="normal" style:font-weight-asian="normal" style:font-weight-complex="normal"/>
    </style:style>
    <style:style style:name="T3" style:family="text">
      <style:text-properties officeooo:rsid="00193cbb"/>
    </style:style>
    <style:style style:name="T4" style:family="text">
      <style:text-properties officeooo:rsid="001ca040"/>
    </style:style>
    <style:style style:name="T5" style:family="text">
      <style:text-properties officeooo:rsid="001cd3d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85751"/>
    </style:style>
    <style:style style:name="T8" style:family="text">
      <style:text-properties officeooo:rsid="0029e88f"/>
    </style:style>
    <style:style style:name="T9" style:family="text">
      <style:text-properties officeooo:rsid="002aa4be"/>
    </style:style>
    <style:style style:name="T10" style:family="text">
      <style:text-properties officeooo:rsid="002ad1df"/>
    </style:style>
    <style:style style:name="T11" style:family="text">
      <style:text-properties officeooo:rsid="002bdb9e"/>
    </style:style>
    <style:style style:name="T12" style:family="text">
      <style:text-properties officeooo:rsid="002e9e0a"/>
    </style:style>
    <style:style style:name="T13" style:family="text">
      <style:text-properties officeooo:rsid="00317140"/>
    </style:style>
    <style:style style:name="T14" style:family="text">
      <style:text-properties officeooo:rsid="00327427"/>
    </style:style>
    <style:style style:name="T15" style:family="text">
      <style:text-properties officeooo:rsid="00353d29"/>
    </style:style>
    <style:style style:name="T16" style:family="text">
      <style:text-properties officeooo:rsid="0037f23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3">1. </text:span>Getting Started with Go for Web Development</text:h>
      <text:h text:style-name="P2" text:outline-level="4"><text:span text:style-name="T3">1.1 </text:span>Why Go for Web <text:span text:style-name="T3">Dev</text:span>?</text:h>
      <text:p text:style-name="P13">In 2006, Intel introduced its first dual-core processor, Google <text:span text:style-name="T3">wants to take advantage of multi-core machines, So Google</text:span> start<text:span text:style-name="T3">ed</text:span> building Go in 2007, a programming language designed to fully utilize the capabilities of multi-core processors.</text:p>
      <text:h text:style-name="P2" text:outline-level="4"><text:span text:style-name="T3">1.2 </text:span>Key Benefits</text:h>
      <text:list xml:id="list960040843" text:style-name="L1">
        <text:list-item>
          <text:p text:style-name="P71"><text:span text:style-name="Strong_20_Emphasis"><text:span text:style-name="T2">Statically Typed Unmars</text:span></text:span></text:p>
        </text:list-item>
        <text:list-item>
          <text:p text:style-name="P71"><text:span text:style-name="Strong_20_Emphasis"><text:span text:style-name="T2">Garbage Collected</text:span></text:span></text:p>
        </text:list-item>
        <text:list-item>
          <text:p text:style-name="P71"><text:span text:style-name="Strong_20_Emphasis"><text:span text:style-name="T2">Fast Compilation</text:span></text:span></text:p>
        </text:list-item>
        <text:list-item>
          <text:p text:style-name="P71"><text:span text:style-name="Strong_20_Emphasis"><text:span text:style-name="T2">High Performance</text:span></text:span></text:p>
        </text:list-item>
        <text:list-item>
          <text:p text:style-name="P70"><text:span text:style-name="Strong_20_Emphasis"><text:span text:style-name="T2">Simplicity in Programming</text:span></text:span></text:p>
        </text:list-item>
      </text:list>
      <text:p text:style-name="P13">Go was created <text:span text:style-name="T3">for</text:span> server-side development. Google <text:span text:style-name="T3">is</text:span> migrating its infrastructure to Go.</text:p>
      <text:p text:style-name="P11">1.3 Basics of Golang</text:p>
      <text:p text:style-name="P11"/>
      <text:p text:style-name="P12">1.3.1 Packages</text:p>
      <text:p text:style-name="P3">Every Program in go is made up of packages. Main function is written in main package. Packages can be import using import keyword after package name is specified.</text:p>
      <text:p text:style-name="P4"/>
      <text:p text:style-name="P4">eg.</text:p>
      <text:p text:style-name="P5"/>
      <text:p text:style-name="P33">package main</text:p>
      <text:p text:style-name="P34"/>
      <text:p text:style-name="P34">import (</text:p>
      <text:p text:style-name="P34"><text:tab/>"fmt"</text:p>
      <text:p text:style-name="P34">)</text:p>
      <text:p text:style-name="P34"/>
      <text:p text:style-name="P34">func main() {</text:p>
      <text:p text:style-name="P34"><text:tab/>fmt.Println("Hello World”)</text:p>
      <text:p text:style-name="P34">}</text:p>
      <text:p text:style-name="P34"/>
      <text:p text:style-name="P34"/>
      <text:p text:style-name="P61">Packages name is same as the last word of import path</text:p>
      <text:p text:style-name="P62"/>
      <text:p text:style-name="P35"/>
      <text:p text:style-name="P16">eg.</text:p>
      <text:p text:style-name="P62"/>
      <text:p text:style-name="P36">package main</text:p>
      <text:p text:style-name="P37"/>
      <text:p text:style-name="P37">import (</text:p>
      <text:p text:style-name="P37"><text:tab/>"fmt"</text:p>
      <text:p text:style-name="P37"><text:tab/>"unicode/utf8"</text:p>
      <text:p text:style-name="P37">)</text:p>
      <text:p text:style-name="P37"/>
      <text:p text:style-name="P37">func main() {</text:p>
      <text:p text:style-name="P37"><text:tab/>fmt.Println(utf8.RuneLen('c'))</text:p>
      <text:p text:style-name="P37">}</text:p>
      <text:p text:style-name="P37"/>
      <text:p text:style-name="P37"/>
      <text:p text:style-name="P37"/>
      <text:p text:style-name="P37"/>
      <text:p text:style-name="P37"/>
      <text:p text:style-name="P17"><text:soft-page-break/>1.3.2 <text:span text:style-name="T4">Visibility</text:span></text:p>
      <text:p text:style-name="P24">In go lang Names only visible in other packages is started with capital letters.</text:p>
      <text:p text:style-name="P25"/>
      <text:p text:style-name="P25">eg.</text:p>
      <text:p text:style-name="P56"/>
      <text:p text:style-name="P38">// <text:span text:style-name="T4">Package “</text:span><text:span text:style-name="T9">notmain</text:span><text:span text:style-name="T4">” code</text:span></text:p>
      <text:p text:style-name="P39">package <text:span text:style-name="T9">notmain</text:span></text:p>
      <text:p text:style-name="P39"/>
      <text:p text:style-name="P39">import (</text:p>
      <text:p text:style-name="P39"><text:tab/>"fmt"</text:p>
      <text:p text:style-name="P39"><text:tab/>"unicode/utf8"</text:p>
      <text:p text:style-name="P39">)</text:p>
      <text:p text:style-name="P39"/>
      <text:p text:style-name="P39">func <text:span text:style-name="T4">NewMethod</text:span>() {</text:p>
      <text:p text:style-name="P39"><text:tab/>fmt.Println(utf8.RuneLen('c'))</text:p>
      <text:p text:style-name="P39">}</text:p>
      <text:p text:style-name="P39"/>
      <text:p text:style-name="P39">// <text:span text:style-name="T4">Pacakge “main” code</text:span></text:p>
      <text:p text:style-name="P38">package main</text:p>
      <text:p text:style-name="P39"/>
      <text:p text:style-name="P39">import (</text:p>
      <text:p text:style-name="P39"><text:tab/>"fmt"</text:p>
      <text:p text:style-name="P39"><text:tab/>"<text:span text:style-name="T4">new</text:span>"</text:p>
      <text:p text:style-name="P39">)</text:p>
      <text:p text:style-name="P39"/>
      <text:p text:style-name="P39">func main() {</text:p>
      <text:p text:style-name="P39"><text:tab/><text:span text:style-name="T9">notmain</text:span><text:span text:style-name="T4">.NewMethod()</text:span></text:p>
      <text:p text:style-name="P39">}</text:p>
      <text:p text:style-name="P48"/>
      <text:p text:style-name="P18">1.3.<text:span text:style-name="T5">3</text:span> <text:span text:style-name="T5">Functions</text:span></text:p>
      <text:p text:style-name="P26">Function declartion in go start with <text:span text:style-name="T6">“func”</text:span> keyword. It can take zero or more args. And the return type is give after args. Return type is ignored if function didnt returns anything.</text:p>
      <text:p text:style-name="P27"/>
      <text:p text:style-name="P27">syntax <text:s/></text:p>
      <text:p text:style-name="P59"/>
      <text:p text:style-name="P32">func &lt;func_name&gt;(&lt;args1&gt;,&lt;arg2&gt;,...)(&lt;return_type1&gt;,&lt;return_type2&gt;,...){</text:p>
      <text:p text:style-name="P31"><text:tab/>// <text:span text:style-name="T5">code block</text:span></text:p>
      <text:p text:style-name="P54"><text:tab/><text:span text:style-name="T5">return &lt;return_var1&gt;,&lt;return_var2&gt;,...</text:span></text:p>
      <text:p text:style-name="P31">}</text:p>
      <text:p text:style-name="P57"/>
      <text:p text:style-name="P57">eg.</text:p>
      <text:p text:style-name="P42"/>
      <text:p text:style-name="P40">package <text:span text:style-name="T5">main</text:span></text:p>
      <text:p text:style-name="P40"/>
      <text:p text:style-name="P44">import “fmt”</text:p>
      <text:p text:style-name="P40"/>
      <text:p text:style-name="P40">func <text:span text:style-name="T5">add</text:span>(<text:span text:style-name="T5">a int,b int</text:span>) <text:span text:style-name="T5">int</text:span> {</text:p>
      <text:p text:style-name="P40"><text:tab/><text:span text:style-name="T5">return a+b</text:span></text:p>
      <text:p text:style-name="P40">}</text:p>
      <text:p text:style-name="P40"/>
      <text:p text:style-name="P40"/>
      <text:p text:style-name="P40">func main() {</text:p>
      <text:p text:style-name="P40"><text:tab/><text:span text:style-name="T5">fmt.Println(“12 + 12 : ”,add(12,12))</text:span></text:p>
      <text:p text:style-name="P49">}</text:p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19">1.3.<text:span text:style-name="T14">4</text:span> <text:span text:style-name="T7">Variables</text:span></text:p>
      <text:p text:style-name="P29"><text:span text:style-name="T6">“var”</text:span> Keyword is use to declare variable. Variable can be function level or package level</text:p>
      <text:p text:style-name="P28"/>
      <text:p text:style-name="P28"/>
      <text:p text:style-name="P60"><text:span text:style-name="T1">syntax</text:span> <text:s/></text:p>
      <text:p text:style-name="P60"/>
      <text:p text:style-name="P55">var varName &lt;type&gt;</text:p>
      <text:p text:style-name="P58"/>
      <text:p text:style-name="P58">eg.</text:p>
      <text:p text:style-name="P43"/>
      <text:p text:style-name="P41">package <text:span text:style-name="T5">main</text:span></text:p>
      <text:p text:style-name="P41"/>
      <text:p text:style-name="P45">import “fmt”</text:p>
      <text:p text:style-name="P41"/>
      <text:p text:style-name="P46">var age <text:span text:style-name="T8">int</text:span></text:p>
      <text:p text:style-name="P47">var name string</text:p>
      <text:p text:style-name="P41"/>
      <text:p text:style-name="P41"/>
      <text:p text:style-name="P41">func main() {</text:p>
      <text:p text:style-name="P41"><text:tab/><text:span text:style-name="T8">age = 21</text:span></text:p>
      <text:p text:style-name="P41"><text:tab/><text:span text:style-name="T8">name = “Name”</text:span></text:p>
      <text:p text:style-name="P41"><text:tab/><text:span text:style-name="T8">fmt.Printf(“Name : %s\nAge : %d“,name,age)</text:span></text:p>
      <text:p text:style-name="P50">}</text:p>
      <text:p text:style-name="P50"/>
      <text:p text:style-name="P9">Variables can also declare with “:=” operator, but it can only possible within the function. <text:span text:style-name="T13">When variable declare without specifying type, then variable type will assigns from right side value.</text:span></text:p>
      <text:p text:style-name="P10"/>
      <text:p text:style-name="P10">Eg. </text:p>
      <text:p text:style-name="P51"/>
      <text:p text:style-name="P52">func myfunc(){</text:p>
      <text:p text:style-name="P53"><text:tab/>age := 21</text:p>
      <text:p text:style-name="P53"><text:tab/>fmt.Printf(“age: %v\datatype: %T”,age,age)</text:p>
      <text:p text:style-name="P53">}</text:p>
      <text:p text:style-name="P53"/>
      <text:p text:style-name="P14"/>
      <text:p text:style-name="P20">1.3.<text:span text:style-name="T14">5</text:span> <text:span text:style-name="T10">Basic Types</text:span></text:p>
      <text:p text:style-name="P30">Basic Type in go</text:p>
      <text:list xml:id="list1707617180" text:style-name="L2">
        <text:list-item>
          <text:p text:style-name="P67">bool : Boolean ( default “false” )</text:p>
        </text:list-item>
        <text:list-item>
          <text:p text:style-name="P67">int : Integer ( default “0” )<text:line-break/>Go supports Several Integers</text:p>
          <text:list>
            <text:list-item>
              <text:p text:style-name="P67">Signed - int8, int16, int32, int64</text:p>
            </text:list-item>
            <text:list-item>
              <text:p text:style-name="P67">Unsigned - uint8, uint16, uint32, uint64</text:p>
            </text:list-item>
            <text:list-item>
              <text:p text:style-name="P67">Byte – byte (alias for uint8)</text:p>
            </text:list-item>
            <text:list-item>
              <text:p text:style-name="P67">Rune – rune (alias for int32)</text:p>
            </text:list-item>
          </text:list>
        </text:list-item>
        <text:list-item>
          <text:p text:style-name="P67">float : Float ( default 0.0 )<text:line-break/>Go supports two different floats</text:p>
          <text:list>
            <text:list-item>
              <text:p text:style-name="P67">float32, float64</text:p>
            </text:list-item>
          </text:list>
        </text:list-item>
        <text:list-item>
          <text:p text:style-name="P67">string: String (default “” )</text:p>
        </text:list-item>
        <text:list-item>
          <text:p text:style-name="P67">complex<text:span text:style-name="T11">64 and complex128</text:span></text:p>
        </text:list-item>
      </text:list>
      <text:p text:style-name="P15"/>
      <text:p text:style-name="P21"/>
      <text:p text:style-name="P22"/>
      <text:p text:style-name="P22"/>
      <text:p text:style-name="P22"><text:soft-page-break/>1.3.<text:span text:style-name="T14">6</text:span> <text:span text:style-name="T12">Type Casting</text:span></text:p>
      <text:p text:style-name="P6">Type Casting can be done using same<text:span text:style-name="T6"> T(v)</text:span> Where “T” is new type for the variable <text:s/>and “v” is variable.</text:p>
      <text:p text:style-name="P7"/>
      <text:p text:style-name="P7">eg. </text:p>
      <text:p text:style-name="P7"/>
      <text:p text:style-name="P32">package main</text:p>
      <text:p text:style-name="P31"/>
      <text:p text:style-name="P31">import "fmt"</text:p>
      <text:p text:style-name="P31"/>
      <text:p text:style-name="P31">func main() {</text:p>
      <text:p text:style-name="P31"><text:tab/>var i int = 42</text:p>
      <text:p text:style-name="P31"><text:tab/>var f float64 = float64(i)</text:p>
      <text:p text:style-name="P31"><text:tab/>var u uint = uint(f)</text:p>
      <text:p text:style-name="P31"><text:tab/>var s string = string(u)</text:p>
      <text:p text:style-name="P31"/>
      <text:p text:style-name="P31"><text:tab/>fmt.Printf("Value : %v\tType : %T\n", i, i)</text:p>
      <text:p text:style-name="P31"><text:tab/>fmt.Printf("Value : %v\tType : %T\n", f, f)</text:p>
      <text:p text:style-name="P31"><text:tab/>fmt.Printf("Value : %v\tType : %T\n", u, u)</text:p>
      <text:p text:style-name="P31"><text:tab/>fmt.Printf("Value : %v\tType : %T\n", s, s)</text:p>
      <text:p text:style-name="P31">}</text:p>
      <text:p text:style-name="P31"/>
      <text:p text:style-name="P31"/>
      <text:p text:style-name="P23">1.3.<text:span text:style-name="T14">7</text:span> <text:span text:style-name="T15">Constants</text:span></text:p>
      <text:p text:style-name="P68">Constants are declare without any type and cannot define without any initialization.</text:p>
      <text:p text:style-name="P69">Constants are immutable and cannot be declare with “:=” this operator.</text:p>
      <text:p text:style-name="P8"/>
      <text:p text:style-name="P8">eg. </text:p>
      <text:p text:style-name="P8"/>
      <text:p text:style-name="P63">package main</text:p>
      <text:p text:style-name="P64"/>
      <text:p text:style-name="P64">import "fmt"</text:p>
      <text:p text:style-name="P64"/>
      <text:p text:style-name="P66">const (</text:p>
      <text:p text:style-name="P66"><text:tab/><text:span text:style-name="T16">Name = “Ritesh”</text:span></text:p>
      <text:p text:style-name="P66">)</text:p>
      <text:p text:style-name="P64"/>
      <text:p text:style-name="P64">func main() {</text:p>
      <text:p text:style-name="P64"><text:tab/></text:p>
      <text:p text:style-name="P64"/>
      <text:p text:style-name="P64"><text:tab/>fmt.Printf("Value : %v\tType : %T\n", <text:span text:style-name="T16">Name, Name</text:span>)</text:p>
      <text:p text:style-name="P64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1:15:57.806585831</meta:creation-date>
    <dc:date>2024-08-27T18:59:39.433363969</dc:date>
    <meta:editing-duration>PT1H1M25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4" meta:paragraph-count="128" meta:word-count="561" meta:character-count="3321" meta:non-whitespace-character-count="2861"/>
  </office:meta>
</office:document-meta>
</file>